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10.15cm" fo:min-width="5.8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9cm"/>
    </style:style>
    <style:style style:name="gr7" style:family="graphic" style:parent-style-name="measure" style:list-style-name="L1">
      <style:graphic-properties draw:textarea-vertical-align="middle" draw:line-distance="0.9cm"/>
    </style:style>
    <style:style style:name="gr8" style:family="graphic" style:parent-style-name="measure" style:list-style-name="L1">
      <style:graphic-properties draw:textarea-vertical-align="middle" draw:line-distance="0.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5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5cm" svg:y="16.4cm">
          <text:p text:style-name="P1">VID-Header (LEB 0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0.4cm" svg:x="1.5cm" svg:y="6cm">
          <text:p text:style-name="P1">LEB 0 payload,</text:p>
          <text:p text:style-name="P1">LEB 1 payload</text:p>
          <draw:enhanced-geometry svg:viewBox="0 0 21600 21600" draw:type="rectangle" draw:enhanced-path="M 0 0 L 21600 0 21600 21600 0 21600 0 0 Z N"/>
        </draw:custom-shape>
        <draw:measure draw:style-name="gr3" draw:text-style-name="P2" draw:layer="layout" svg:x1="7.8cm" svg:y1="1.2cm" svg:x2="7.8cm" svg:y2="3.6cm">
          <text:p text:style-name="P2"><text:span text:style-name="T1">P 0 (low)</text:span></text:p>
        </draw:measure>
        <draw:measure draw:style-name="gr4" draw:text-style-name="P2" draw:layer="layout" svg:x1="7.8cm" svg:y1="3.6cm" svg:x2="7.8cm" svg:y2="6cm">
          <text:p text:style-name="P2"><text:span text:style-name="T1">P 1 (low)</text:span></text:p>
        </draw:measure>
        <draw:measure draw:style-name="gr5" draw:text-style-name="P2" draw:layer="layout" svg:x1="7.8cm" svg:y1="6cm" svg:x2="7.8cm" svg:y2="8.4cm">
          <text:p text:style-name="P2"><text:span text:style-name="T1">p 2 (low)</text:span></text:p>
        </draw:measure>
        <draw:measure draw:style-name="gr6" draw:text-style-name="P2" draw:layer="layout" svg:x1="7.8cm" svg:y1="10.1cm" svg:x2="7.8cm" svg:y2="12.5cm">
          <text:p text:style-name="P2"><text:span text:style-name="T1">p 7 (low)</text:span></text:p>
        </draw:measure>
        <draw:measure draw:style-name="gr7" draw:text-style-name="P2" draw:layer="layout" svg:x1="7.8cm" svg:y1="16.4cm" svg:x2="7.8cm" svg:y2="18.8cm">
          <text:p text:style-name="P2"><text:span text:style-name="T1">p N (hi)</text:span></text:p>
        </draw:measure>
        <draw:measure draw:style-name="gr8" draw:text-style-name="P2" draw:layer="layout" svg:x1="7.8cm" svg:y1="12.5cm" svg:x2="7.8cm" svg:y2="14.9cm">
          <text:p text:style-name="P2"><text:span text:style-name="T1">p 8 (hi)</text:span></text:p>
        </draw:measure>
        <draw:custom-shape draw:style-name="gr1" draw:text-style-name="P1" draw:layer="layout" svg:width="6.3cm" svg:height="1.2cm" svg:x="1.5cm" svg:y="17.6cm">
          <text:p text:style-name="P1">VID-Header (LEB 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5cm" svg:y="3.7cm">
          <text:p text:style-name="P1">Dummy VID-Hea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21:05.108937339</meta:creation-date>
    <dc:date>2016-09-27T15:52:45.689981426</dc:date>
    <meta:editing-duration>PT2M40S</meta:editing-duration>
    <meta:editing-cycles>2</meta:editing-cycles>
    <meta:generator>LibreOffice/4.3.7.2$Linux_X86_64 LibreOffice_project/430m0$Build-2</meta:generator>
    <meta:document-statistic meta:object-count="11"/>
  </office:meta>
</office:document-meta>
</file>